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27_01-12-30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">
            <text:p>:m :PHOTO 寝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7-26_18-04-32_000.jpg</text:p>
          </table:table-cell>
          <table:table-cell table:style-name="ce26" office:value-type="string">
            <text:p>:m 1-2*4 RES / JVEMV6 64#316_uchuu_sudoo / 『不自然な宇宙』 著者=須藤靖,校注=~ / p.160 / w=プランク長；シュワルツシルト半径；脱出速度；,topic=プランク長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1-2*4 RES / JVEMV6 64#316_uchuu_sudoo / 『不自然な宇宙』 著者=須藤靖,校注=~ / p.160 / w=プランク長；シュワルツシルト半径；脱出速度；,topic=プランク長,publisher=~,other=~">
            <text:p>:m 1-2*4 RES / JVEMV6 64#316_uchuu_sudoo / 『不自然な宇宙』 著者=須藤靖,校注=~ / p.160 / w=プランク長；シュワルツシルト半径；脱出速度；,topic=プランク長,publisher=~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26_18-04-59_000.jpg</text:p>
          </table:table-cell>
          <table:table-cell table:style-name="ce26" office:value-type="string">
            <text:p>:m 3*4 RES / JVEMV6 64#316_uchuu_sudoo / 『不自然な宇宙』 著者=須藤靖,校注=~ / p.160 / w=第二宇宙速度；,topic=プランク長,publisher=~,other=memo+:地球の密度。重力加速度；memo+:第二宇宙速度；calc+:シュワルツシルト半径。太陽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3*4 RES / JVEMV6 64#316_uchuu_sudoo / 『不自然な宇宙』 著者=須藤靖,校注=~ / p.160 / w=第二宇宙速度；,topic=プランク長,publisher=~,other=memo+:地球の密度。重力加速度；memo+:第二宇宙速度；calc+:シュワルツシルト半径。太陽">
            <text:p>:m 3*4 RES / JVEMV6 64#316_uchuu_sudoo / 『不自然な宇宙』 著者=須藤靖,校注=~ / p.160 / w=第二宇宙速度；,topic=プランク長,publisher=~,other=memo+:地球の密度。重力加速度；memo+:第二宇宙速度；calc+:シュワルツシルト半径。太陽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26_18-05-19_000.jpg</text:p>
          </table:table-cell>
          <table:table-cell table:style-name="ce26" office:value-type="string">
            <text:p>:m 4*4 RES / JVEMV6 64#316_uchuu_sudoo / 『不自然な宇宙』 著者=須藤靖,校注=~ / p.160 / w=第二宇宙速度；,topic=プランク長,publisher=~,other=calc+:シュワルツシルト半径。太陽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4*4 RES / JVEMV6 64#316_uchuu_sudoo / 『不自然な宇宙』 著者=須藤靖,校注=~ / p.160 / w=第二宇宙速度；,topic=プランク長,publisher=~,other=calc+:シュワルツシルト半径。太陽">
            <text:p>:m 4*4 RES / JVEMV6 64#316_uchuu_sudoo / 『不自然な宇宙』 著者=須藤靖,校注=~ / p.160 / w=第二宇宙速度；,topic=プランク長,publisher=~,other=calc+:シュワルツシルト半径。太陽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7-27_10-15-43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26_20-55-3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7-27_12-37-1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8" office:value-type="string">
            <text:p>2023-07-27_07-29-1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27_09-43-48_000.jpg</text:p>
          </table:table-cell>
          <table:table-cell table:style-name="ce26" office:value-type="string">
            <text:p>:m :haja,lets / action activity / やること / genre=~ / content=お母さんのウクレレ。練習に、付き添うか。「人而不仁、如楽何」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haja,lets / action activity / やること / genre=~ / content=お母さんのウクレレ。練習に、付き添うか。「人而不仁、如楽何」,other=~">
            <text:p>:m :haja,lets / action activity / やること / genre=~ / content=お母さんのウクレレ。練習に、付き添うか。「人而不仁、如楽何」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27_09-46-27_000.jpg</text:p>
          </table:table-cell>
          <table:table-cell table:style-name="ce26" office:value-type="string">
            <text:p>:m #*# / memo:other(m:other) / topic=~, about=~,content=お父さんの、預金の相続。お母さんに、順に伝えてくれるように、頼む。その、お母さんに頼むことの、下書き。,other=~,id=~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/ memo:other(m:other) / topic=~, about=~,content=お父さんの、預金の相続。お母さんに、順に伝えてくれるように、頼む。その、お母さんに頼むことの、下書き。,other=~,id=~ ">
            <text:p>:m #*# / memo:other(m:other) / topic=~, about=~,content=お父さんの、預金の相続。お母さんに、順に伝えてくれるように、頼む。その、お母さんに頼むことの、下書き。,other=~,id=~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8" office:value-type="string">
            <text:p>2023-07-27_09-46-46_000.jpg</text:p>
          </table:table-cell>
          <table:table-cell table:style-name="ce26" office:value-type="string">
            <text:p>:m #*# / memo:other(m:other) / topic=~, about=下書き。,content=お兄さんに、メールする。その、下書き。相続、分割。順の分を、振り込む。その、銀行口座。の、番号を、お兄さんに送り返す。その際の、Eメール本文の下書き。それと、メールを送ったあとの、メッセージで、送った旨を連絡する。その伝達文の、下書き。,other=~,id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/ memo:other(m:other) / topic=~, about=下書き。,content=お兄さんに、メールする。その、下書き。相続、分割。順の分を、振り込む。その、銀行口座。の、番号を、お兄さんに送り返す。その際の、Eメール本文の下書き。それと、メールを送ったあとの、メッセージで、送った旨を連絡する。その伝達文の、下書き。,other=~,id=~ ">
            <text:p>:m #*# / memo:other(m:other) / topic=~, about=下書き。,content=お兄さんに、メールする。その、下書き。相続、分割。順の分を、振り込む。その、銀行口座。の、番号を、お兄さんに送り返す。その際の、Eメール本文の下書き。それと、メールを送ったあとの、メッセージで、送った旨を連絡する。その伝達文の、下書き。,other=~,id=~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27_09-46-58_000.jpg</text:p>
          </table:table-cell>
          <table:table-cell table:style-name="ce26" office:value-type="string">
            <text:p>:m #*# / memo:other(m:other) / topic=お母さんに、話しを伝える。その、下書き。, about=順の分の、お父さんの遺産。を、振り込む。その際、お母さんの名義の口座へ、入れる。その件に関して、明確にしておきたいこと。（２）ジブラルタ生命。以前に、杉浦さんと話していた、既存の、加入済みの保険案件。名義を、順から私こと謙に変更する話し。どうなった？,content=~,other=~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/ memo:other(m:other) / topic=お母さんに、話しを伝える。その、下書き。, about=順の分の、お父さんの遺産。を、振り込む。その際、お母さんの名義の口座へ、入れる。その件に関して、明確にしておきたいこと。（２）ジブラルタ生命。以前に、杉浦さんと話していた、既存の、加入済みの保険案件。名義を、順から私こと謙に変更する話し。どうなった？,content=~,other=~,id=~ ">
            <text:p>:m #*# / memo:other(m:other) / topic=お母さんに、話しを伝える。その、下書き。, about=順の分の、お父さんの遺産。を、振り込む。その際、お母さんの名義の口座へ、入れる。その件に関して、明確にしておきたいこと。（２）ジブラルタ生命。以前に、杉浦さんと話していた、既存の、加入済みの保険案件。名義を、順から私こと謙に変更する話し。どうなった？,content=~,other=~,id=~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7-27_13-51-51_000.jpg</text:p>
          </table:table-cell>
          <table:table-cell table:style-name="ce26" office:value-type="string">
            <text:p>:m #*# RES / free# S87DP9 記事読み / id~browser~media~machine=2EFQ~yan~ya-朝鮮日報~DT / theme=~,content=朝鮮戦争；南北朝鮮；帰還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free# S87DP9 記事読み / id~browser~media~machine=2EFQ~yan~ya-朝鮮日報~DT / theme=~,content=朝鮮戦争；南北朝鮮；帰還,w=~ / genre=~ / other=~">
            <text:p>:m #*# RES / free# S87DP9 記事読み / id~browser~media~machine=2EFQ~yan~ya-朝鮮日報~DT / theme=~,content=朝鮮戦争；南北朝鮮；帰還,w=~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8" office:value-type="string">
            <text:p>2023-07-27_14-35-07_000.jpg</text:p>
          </table:table-cell>
          <table:table-cell table:style-name="ce26" office:value-type="string">
            <text:p>:m 1*2 RES / free# S87DP9 記事読み / id~browser~media~machine=8EVT~yan~huan~NT / theme=アフリカ；債務；中アフリカ関係,content=~,w=~ / genre=~ / other=~ || :m 1*2 RES / free# S87DP9 記事読み / id~browser~media~machine=YYEA~yan~huan~NT / theme=バングラデシュ；中国；協力；農業；水稲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2 RES / free# S87DP9 記事読み / id~browser~media~machine=8EVT~yan~huan~NT / theme=アフリカ；債務；中アフリカ関係,content=~,w=~ / genre=~ / other=~ || :m 1*2 RES / free# S87DP9 記事読み / id~browser~media~machine=YYEA~yan~huan~NT / theme=バングラデシュ；中国；協力；農業；水稲,content=~,w=~ / genre=~ / other=~">
            <text:p>:m 1*2 RES / free# S87DP9 記事読み / id~browser~media~machine=8EVT~yan~huan~NT / theme=アフリカ；債務；中アフリカ関係,content=~,w=~ / genre=~ / other=~ || :m 1*2 RES / free# S87DP9 記事読み / id~browser~media~machine=YYEA~yan~huan~NT / theme=バングラデシュ；中国；協力；農業；水稲,content=~,w=~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0" office:value-type="string">
            <text:p>2023-07-27_14-35-30_000.jpg</text:p>
          </table:table-cell>
          <table:table-cell table:style-name="ce26" office:value-type="string">
            <text:p>:m 2*2 RES / free# S87DP9 記事読み / id~browser~media~machine=YYEA~yan~huan~NT / theme=バングラデシュ；中国；協力；農業；水稲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2*2 RES / free# S87DP9 記事読み / id~browser~media~machine=YYEA~yan~huan~NT / theme=バングラデシュ；中国；協力；農業；水稲,content=~,w=~ / genre=~ / other=~">
            <text:p>:m 2*2 RES / free# S87DP9 記事読み / id~browser~media~machine=YYEA~yan~huan~NT / theme=バングラデシュ；中国；協力；農業；水稲,content=~,w=~ / genre=~ / 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2023/07/27</text:date>, <text:time>15:1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7T15:13:55.40</dc:date>
    <dc:creator>岩淵 謙</dc:creator>
    <meta:editing-duration>P57DT21H39M21S</meta:editing-duration>
    <meta:editing-cycles>19273</meta:editing-cycles>
    <meta:document-statistic meta:table-count="2" meta:cell-count="925" meta:object-count="0"/>
    <meta:user-defined meta:name="qrichtext">1</meta:user-defined>
  </office:meta>
</office:document-meta>
</file>